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31dec9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1dec9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officeooo:paragraph-rsid="0031dec9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31dec9"/>
    </style:style>
    <style:style style:name="P17" style:family="paragraph" style:parent-style-name="Table_20_Contents">
      <style:text-properties officeooo:paragraph-rsid="0031dec9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31dec9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1dec9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31dec9"/>
    </style:style>
    <style:style style:name="T12" style:family="text">
      <style:text-properties fo:color="#000000" officeooo:rsid="0035553e"/>
    </style:style>
    <style:style style:name="T13" style:family="text">
      <style:text-properties officeooo:rsid="002c7afd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 officeooo:rsid="0042f57a"/>
    </style:style>
    <style:style style:name="T19" style:family="text">
      <style:text-properties officeooo:rsid="003166d9"/>
    </style:style>
    <style:style style:name="T2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693in" svg:y="-0.141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8"/>
      <text:p text:style-name="P8"/>
      <text:p text:style-name="P8"/>
      <text:p text:style-name="P8">Registration Declaration</text:p>
      <text:p text:style-name="P7"/>
      <text:p text:style-name="P19"><text:span text:style-name="T13">We hereby declare, to all effects and purposes, that</text:span> <text:s/><text:span text:style-name="T13">the student</text:span> <text:text-input text:description="${person.name}">${person.name}</text:text-input>, n<text:span text:style-name="T13">r</text:span>. <text:text-input text:description="${person.student.number}">${person.student.number}</text:text-input>, <text:span text:style-name="T13">born in</text:span> <text:span text:style-name="T19"><text:text-input text:description="${lang.en(dates.extendedDate(person.dateOfBirthYearMonthDay))}">${lang.en(dates.extendedDate(person.dateOfBirthYearMonthDay))}</text:text-input></text:span>, <text:span text:style-name="T13">carrier of</text:span> <text:span text:style-name="T19"><text:text-input text:description="${lang.en(person.idDocumentType.localizedNameI18N)}">${lang.en(person.idDocumentType.localizedNameI18N)}</text:text-input></text:span> n<text:span text:style-name="T13">r</text:span>. <text:text-input text:description="${person.documentIdNumber}">${person.documentIdNumber}</text:text-input>, <text:text-input text:description="[#if person.female]">[#if person.female]</text:text-input><text:span text:style-name="T13">daughter</text:span><text:text-input text:description="[#elseif person.male]">[#elseif person.male]</text:text-input><text:span text:style-name="T13">son</text:span><text:text-input text:description="[/#if]">[/#if]</text:text-input> <text:span text:style-name="T13">of</text:span> <text:text-input text:description="${person.nameOfFather}">${person.nameOfFather}</text:text-input> <text:span text:style-name="T13">and of</text:span> <text:text-input text:description="person.nameOfMother"/><text:text-input text:description="${person.nameOfMother}">${person.nameOfMother}</text:text-input>, <text:span text:style-name="T13">registered with this school in the</text:span> <text:text-input text:description="${lang.en(curricularPlanInformation.degreePresentationName)}">${lang.en(curricularPlanInformation.degreePresentationName)}</text:text-input> <text:span text:style-name="T13">during the execution year of</text:span>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2">Reitoria</text:span><text:span text:style-name="T10"> da Universidade de Lisboa</text:span><text:span text:style-name="T17">, on the </text:span><text:span text:style-name="T18"><text:text-input text:description="${lang.en(dates.extendedDate(localizedDate.nowDate()))}">${lang.en(dates.extendedDate(localizedDate.nowDate()))}</text:text-input></text:span><text:span text:style-name="T15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O presente documento só é válido com assinatura e carimbo da instituição!</text:p>
            <text:p text:style-name="P13"><text:text-input text:description="[#if hasPricetag]">[#if hasPricetag]</text:text-input></text:p>
            <text:p text:style-name="P18"><text:span text:style-name="T16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3"><text:text-input text:description="[#if hasPricetag]">[#if hasPricetag]</text:text-input></text:p>
            <text:p text:style-name="P18"><text:span text:style-name="T16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5553e"/>
    </style:style>
    <style:style style:name="MT2" style:family="text">
      <style:text-properties fo:color="#00000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6:04:46.801169729</dc:date>
    <meta:editing-duration>PT1H4M37S</meta:editing-duration>
    <meta:editing-cycles>28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38" meta:character-count="2852" meta:non-whitespace-character-count="2652"/>
  </office:meta>
</office:document-meta>
</file>